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8.3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153.67mm"/>
    </style:style>
    <style:style style:name="co4" style:family="table-column">
      <style:table-column-properties fo:break-before="auto" style:column-width="191.9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27mm" fo:break-before="auto" style:use-optimal-row-height="true"/>
    </style:style>
    <style:style style:name="ro4" style:family="table-row">
      <style:table-row-properties style:row-height="12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3sat</text:p>
          </table:table-cell>
          <table:table-cell office:value-type="string" calcext:value-type="string">
            <text:p>1.1079.28007</text:p>
          </table:table-cell>
          <table:table-cell office:value-type="string" calcext:value-type="string">
            <text:p>http://hbbtv.zdf.de/zdfstart/index.php</text:p>
          </table:table-cell>
          <table:table-cell table:formula="of:=CONCATENATE([.A1] ; &quot;:&quot; ;  [.B1] ; &quot;:&quot; ; [.C1])" office:value-type="string" office:string-value="3sat:1.1079.28007:http://hbbtv.zdf.de/zdfstart/index.php" calcext:value-type="string">
            <text:p>3sat:1.1079.28007:http://hbbtv.zdf.de/zdfstart/index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sat HD</text:p>
          </table:table-cell>
          <table:table-cell office:value-type="string" calcext:value-type="string">
            <text:p>1.1010.11150</text:p>
          </table:table-cell>
          <table:table-cell office:value-type="string" calcext:value-type="string">
            <text:p>http://hbbtv.zdf.de/zdfstart/index.php</text:p>
          </table:table-cell>
          <table:table-cell table:formula="of:=CONCATENATE([.A2] ; &quot;:&quot; ;  [.B2] ; &quot;:&quot; ; [.C2])" office:value-type="string" office:string-value="3sat HD:1.1010.11150:http://hbbtv.zdf.de/zdfstart/index.php" calcext:value-type="string">
            <text:p>3sat HD:1.1010.11150:http://hbbtv.zdf.de/zdfstart/index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IXE HD</text:p>
          </table:table-cell>
          <table:table-cell office:value-type="string" calcext:value-type="string">
            <text:p>1.1053.21100</text:p>
          </table:table-cell>
          <table:table-cell office:value-type="string" calcext:value-type="string">
            <text:p>http://hbbtv01p.anixe.net/pub/anixehd/ticker/index.html</text:p>
          </table:table-cell>
          <table:table-cell table:formula="of:=CONCATENATE([.A3] ; &quot;:&quot; ;  [.B3] ; &quot;:&quot; ; [.C3])" office:value-type="string" office:string-value="ANIXE HD:1.1053.21100:http://hbbtv01p.anixe.net/pub/anixehd/ticker/index.html" calcext:value-type="string">
            <text:p>ANIXE HD:1.1053.21100:http://hbbtv01p.anixe.net/pub/anixehd/ticker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IXE SD</text:p>
          </table:table-cell>
          <table:table-cell office:value-type="string" calcext:value-type="string">
            <text:p>133.5.764</text:p>
          </table:table-cell>
          <table:table-cell office:value-type="string" calcext:value-type="string">
            <text:p>http://hbbtv01p.anixe.net/pub/anixesd/ticker/index.php</text:p>
          </table:table-cell>
          <table:table-cell table:formula="of:=CONCATENATE([.A4] ; &quot;:&quot; ;  [.B4] ; &quot;:&quot; ; [.C4])" office:value-type="string" office:string-value="ANIXE SD:133.5.764:http://hbbtv01p.anixe.net/pub/anixesd/ticker/index.php" calcext:value-type="string">
            <text:p>ANIXE SD:133.5.764:http://hbbtv01p.anixe.net/pub/anixesd/ticker/index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te</text:p>
          </table:table-cell>
          <table:table-cell office:value-type="string" calcext:value-type="string">
            <text:p>1.1051.28724</text:p>
          </table:table-cell>
          <table:table-cell office:value-type="string" calcext:value-type="string">
            <text:p>http://www.arte.tv/redbutton/index.html</text:p>
          </table:table-cell>
          <table:table-cell table:formula="of:=CONCATENATE([.A5] ; &quot;:&quot; ;  [.B5] ; &quot;:&quot; ; [.C5])" office:value-type="string" office:string-value="arte:1.1051.28724:http://www.arte.tv/redbutton/index.html" calcext:value-type="string">
            <text:p>arte:1.1051.28724:http://www.arte.tv/redbutton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TE HD</text:p>
          </table:table-cell>
          <table:table-cell office:value-type="string" calcext:value-type="string">
            <text:p>1.1019.10302</text:p>
          </table:table-cell>
          <table:table-cell office:value-type="string" calcext:value-type="string">
            <text:p>http://www.arte.tv/redbutton/index.html</text:p>
          </table:table-cell>
          <table:table-cell table:formula="of:=CONCATENATE([.A6] ; &quot;:&quot; ;  [.B6] ; &quot;:&quot; ; [.C6])" office:value-type="string" office:string-value="ARTE HD:1.1019.10302:http://www.arte.tv/redbutton/index.html" calcext:value-type="string">
            <text:p>ARTE HD:1.1019.10302:http://www.arte.tv/redbutton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.tv</text:p>
          </table:table-cell>
          <table:table-cell office:value-type="string" calcext:value-type="string">
            <text:p>1.1021.4600</text:p>
          </table:table-cell>
          <table:table-cell office:value-type="string" calcext:value-type="string">
            <text:p>http://hbbtv.bmt-technik.de/dvb-s/sesps/a.tv/index.html</text:p>
          </table:table-cell>
          <table:table-cell table:formula="of:=CONCATENATE([.A7] ; &quot;:&quot; ;  [.B7] ; &quot;:&quot; ; [.C7])" office:value-type="string" office:string-value="a.tv:1.1021.4600:http://hbbtv.bmt-technik.de/dvb-s/sesps/a.tv/index.html" calcext:value-type="string">
            <text:p>a.tv:1.1021.4600:http://hbbtv.bmt-technik.de/dvb-s/sesps/a.tv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yerisches FS Nord</text:p>
          </table:table-cell>
          <table:table-cell office:value-type="string" calcext:value-type="string">
            <text:p>1.1101.28110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8] ; &quot;:&quot; ;  [.B8] ; &quot;:&quot; ; [.C8])" office:value-type="string" office:string-value="Bayerisches FS Nord:1.1101.28110:http://itv.ard.de/ardstart/index.html" calcext:value-type="string">
            <text:p>Bayerisches FS Nord:1.1101.28110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yerisches FS Süd</text:p>
          </table:table-cell>
          <table:table-cell office:value-type="string" calcext:value-type="string">
            <text:p>1.1101.28107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9] ; &quot;:&quot; ;  [.B9] ; &quot;:&quot; ; [.C9])" office:value-type="string" office:string-value="Bayerisches FS Süd:1.1101.28107:http://itv.ard.de/ardstart/index.html" calcext:value-type="string">
            <text:p>Bayerisches FS Süd:1.1101.28107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B-MV Lokal-TV</text:p>
          </table:table-cell>
          <table:table-cell office:value-type="string" calcext:value-type="string">
            <text:p>133.7.70</text:p>
          </table:table-cell>
          <table:table-cell office:value-type="string" calcext:value-type="string">
            <text:p>http://application.ses-ps.com/Senderportal-BB-MV/index.html</text:p>
          </table:table-cell>
          <table:table-cell table:formula="of:=CONCATENATE([.A10] ; &quot;:&quot; ;  [.B10] ; &quot;:&quot; ; [.C10])" office:value-type="string" office:string-value="BB-MV Lokal-TV:133.7.70:http://application.ses-ps.com/Senderportal-BB-MV/index.html" calcext:value-type="string">
            <text:p>BB-MV Lokal-TV:133.7.70:http://application.ses-ps.com/Senderportal-BB-MV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 Nord HD</text:p>
          </table:table-cell>
          <table:table-cell office:value-type="string" calcext:value-type="string">
            <text:p>1.1025.10326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1] ; &quot;:&quot; ;  [.B11] ; &quot;:&quot; ; [.C11])" office:value-type="string" office:string-value="BR Nord HD:1.1025.10326:http://itv.ard.de/ardstart/index.html" calcext:value-type="string">
            <text:p>BR Nord HD:1.1025.10326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 Süd HD</text:p>
          </table:table-cell>
          <table:table-cell office:value-type="string" calcext:value-type="string">
            <text:p>1.1025.10325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2] ; &quot;:&quot; ;  [.B12] ; &quot;:&quot; ; [.C12])" office:value-type="string" office:string-value="BR Süd HD:1.1025.10325:http://itv.ard.de/ardstart/index.html" calcext:value-type="string">
            <text:p>BR Süd HD:1.1025.10325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s Erste</text:p>
          </table:table-cell>
          <table:table-cell office:value-type="string" calcext:value-type="string">
            <text:p>1.1101.28106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3] ; &quot;:&quot; ;  [.B13] ; &quot;:&quot; ; [.C13])" office:value-type="string" office:string-value="Das Erste:1.1101.28106:http://itv.ard.de/ardstart/index.html" calcext:value-type="string">
            <text:p>Das Erste:1.1101.28106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s Erste HD</text:p>
          </table:table-cell>
          <table:table-cell office:value-type="string" calcext:value-type="string">
            <text:p>1.1019.10301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4] ; &quot;:&quot; ;  [.B14] ; &quot;:&quot; ; [.C14])" office:value-type="string" office:string-value="Das Erste HD:1.1019.10301:http://itv.ard.de/ardstart/index.html" calcext:value-type="string">
            <text:p>Das Erste HD:1.1019.10301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S VIERTE</text:p>
          </table:table-cell>
          <table:table-cell office:value-type="string" calcext:value-type="string">
            <text:p>133.5.1793</text:p>
          </table:table-cell>
          <table:table-cell office:value-type="string" calcext:value-type="string">
            <text:p>http://hbbtv01p.anixe.net/pub/dasvierte/portal/index.php</text:p>
          </table:table-cell>
          <table:table-cell table:formula="of:=CONCATENATE([.A15] ; &quot;:&quot; ;  [.B15] ; &quot;:&quot; ; [.C15])" office:value-type="string" office:string-value="DAS VIERTE:133.5.1793:http://hbbtv01p.anixe.net/pub/dasvierte/portal/index.php" calcext:value-type="string">
            <text:p>DAS VIERTE:133.5.1793:http://hbbtv01p.anixe.net/pub/dasvierte/portal/index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nsFestival</text:p>
          </table:table-cell>
          <table:table-cell office:value-type="string" calcext:value-type="string">
            <text:p>1.1051.28722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6] ; &quot;:&quot; ;  [.B16] ; &quot;:&quot; ; [.C16])" office:value-type="string" office:string-value="EinsFestival:1.1051.28722:http://itv.ard.de/ardstart/index.html" calcext:value-type="string">
            <text:p>EinsFestival:1.1051.28722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insfestival HD</text:p>
          </table:table-cell>
          <table:table-cell office:value-type="string" calcext:value-type="string">
            <text:p>1.1039.10376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7] ; &quot;:&quot; ;  [.B17] ; &quot;:&quot; ; [.C17])" office:value-type="string" office:string-value="Einsfestival HD:1.1039.10376:http://itv.ard.de/ardstart/index.html" calcext:value-type="string">
            <text:p>Einsfestival HD:1.1039.10376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nsPlus</text:p>
          </table:table-cell>
          <table:table-cell office:value-type="string" calcext:value-type="string">
            <text:p>1.1051.28723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8] ; &quot;:&quot; ;  [.B18] ; &quot;:&quot; ; [.C18])" office:value-type="string" office:string-value="EinsPlus:1.1051.28723:http://itv.ard.de/ardstart/index.html" calcext:value-type="string">
            <text:p>EinsPlus:1.1051.28723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rosport</text:p>
          </table:table-cell>
          <table:table-cell office:value-type="string" calcext:value-type="string">
            <text:p>1.1091.31200</text:p>
          </table:table-cell>
          <table:table-cell office:value-type="string" calcext:value-type="string">
            <text:p>http://hbbtv-1.eurosport.com/eurosport-frontend/dojoroot/app/pages/hbbtv/popup.html</text:p>
          </table:table-cell>
          <table:table-cell table:formula="of:=CONCATENATE([.A19] ; &quot;:&quot; ;  [.B19] ; &quot;:&quot; ; [.C19])" office:value-type="string" office:string-value="Eurosport:1.1091.31200:http://hbbtv-1.eurosport.com/eurosport-frontend/dojoroot/app/pages/hbbtv/popup.html" calcext:value-type="string">
            <text:p>Eurosport:1.1091.31200:http://hbbtv-1.eurosport.com/eurosport-frontend/dojoroot/app/pages/hbbtv/popup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ranken Fernsehen</text:p>
          </table:table-cell>
          <table:table-cell office:value-type="string" calcext:value-type="string">
            <text:p>1.1021.4601</text:p>
          </table:table-cell>
          <table:table-cell office:value-type="string" calcext:value-type="string">
            <text:p>http://hbbtv.bmt-technik.de/dvb-s/sesps/Franken-Fernsehen/index.html</text:p>
          </table:table-cell>
          <table:table-cell table:formula="of:=CONCATENATE([.A20] ; &quot;:&quot; ;  [.B20] ; &quot;:&quot; ; [.C20])" office:value-type="string" office:string-value="Franken Fernsehen:1.1021.4601:http://hbbtv.bmt-technik.de/dvb-s/sesps/Franken-Fernsehen/index.html" calcext:value-type="string">
            <text:p>Franken Fernsehen:1.1021.4601:http://hbbtv.bmt-technik.de/dvb-s/sesps/Franken-Fernsehen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r-fernsehen</text:p>
          </table:table-cell>
          <table:table-cell office:value-type="string" calcext:value-type="string">
            <text:p>1.1101.28108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21] ; &quot;:&quot; ;  [.B21] ; &quot;:&quot; ; [.C21])" office:value-type="string" office:string-value="hr-fernsehen:1.1101.28108:http://itv.ard.de/ardstart/index.html" calcext:value-type="string">
            <text:p>hr-fernsehen:1.1101.28108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r-fernsehen HD</text:p>
          </table:table-cell>
          <table:table-cell office:value-type="string" calcext:value-type="string">
            <text:p>1.1061.10355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22] ; &quot;:&quot; ;  [.B22] ; &quot;:&quot; ; [.C22])" office:value-type="string" office:string-value="hr-fernsehen HD:1.1061.10355:http://itv.ard.de/ardstart/index.html" calcext:value-type="string">
            <text:p>hr-fernsehen HD:1.1061.10355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SE24</text:p>
          </table:table-cell>
          <table:table-cell office:value-type="string" calcext:value-type="string">
            <text:p>133.33.40</text:p>
          </table:table-cell>
          <table:table-cell office:value-type="string" calcext:value-type="string">
            <text:p>http://hse24.aps.de/hse24/sat/index.html</text:p>
          </table:table-cell>
          <table:table-cell table:formula="of:=CONCATENATE([.A23] ; &quot;:&quot; ;  [.B23] ; &quot;:&quot; ; [.C23])" office:value-type="string" office:string-value="HSE24:133.33.40:http://hse24.aps.de/hse24/sat/index.html" calcext:value-type="string">
            <text:p>HSE24:133.33.40:http://hse24.aps.de/hse24/sa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SE24 EXTRA HD</text:p>
          </table:table-cell>
          <table:table-cell office:value-type="string" calcext:value-type="string">
            <text:p>1.1055.5501</text:p>
          </table:table-cell>
          <table:table-cell office:value-type="string" calcext:value-type="string">
            <text:p>http://hse24.aps.de/hse24/sat/index.html</text:p>
          </table:table-cell>
          <table:table-cell table:formula="of:=CONCATENATE([.A24] ; &quot;:&quot; ;  [.B24] ; &quot;:&quot; ; [.C24])" office:value-type="string" office:string-value="HSE24 EXTRA HD:1.1055.5501:http://hse24.aps.de/hse24/sat/index.html" calcext:value-type="string">
            <text:p>HSE24 EXTRA HD:1.1055.5501:http://hse24.aps.de/hse24/sa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SE24 HD</text:p>
          </table:table-cell>
          <table:table-cell office:value-type="string" calcext:value-type="string">
            <text:p>1.1053.21104</text:p>
          </table:table-cell>
          <table:table-cell office:value-type="string" calcext:value-type="string">
            <text:p>http://hse24.aps.de/hse24/sat/index.html</text:p>
          </table:table-cell>
          <table:table-cell table:formula="of:=CONCATENATE([.A25] ; &quot;:&quot; ;  [.B25] ; &quot;:&quot; ; [.C25])" office:value-type="string" office:string-value="HSE24 HD:1.1053.21104:http://hse24.aps.de/hse24/sat/index.html" calcext:value-type="string">
            <text:p>HSE24 HD:1.1053.21104:http://hse24.aps.de/hse24/sa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SE24 TREND</text:p>
          </table:table-cell>
          <table:table-cell office:value-type="string" calcext:value-type="string">
            <text:p>133.33.77</text:p>
          </table:table-cell>
          <table:table-cell office:value-type="string" calcext:value-type="string">
            <text:p>http://hse24.aps.de/hse24/sat/index.html</text:p>
          </table:table-cell>
          <table:table-cell table:formula="of:=CONCATENATE([.A26] ; &quot;:&quot; ;  [.B26] ; &quot;:&quot; ; [.C26])" office:value-type="string" office:string-value="HSE24 TREND:133.33.77:http://hse24.aps.de/hse24/sat/index.html" calcext:value-type="string">
            <text:p>HSE24 TREND:133.33.77:http://hse24.aps.de/hse24/sa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bel eins</text:p>
          </table:table-cell>
          <table:table-cell office:value-type="string" calcext:value-type="string">
            <text:p>1.1107.17502</text:p>
          </table:table-cell>
          <table:table-cell office:value-type="string" calcext:value-type="string">
            <text:p>http://hbbtv.kabeleins.de/service/redbutton_k1.php</text:p>
          </table:table-cell>
          <table:table-cell table:formula="of:=CONCATENATE([.A27] ; &quot;:&quot; ;  [.B27] ; &quot;:&quot; ; [.C27])" office:value-type="string" office:string-value="kabel eins:1.1107.17502:http://hbbtv.kabeleins.de/service/redbutton_k1.php" calcext:value-type="string">
            <text:p>kabel eins:1.1107.17502:http://hbbtv.kabeleins.de/service/redbutton_k1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bel eins HD</text:p>
          </table:table-cell>
          <table:table-cell office:value-type="string" calcext:value-type="string">
            <text:p>1.1017.61302</text:p>
          </table:table-cell>
          <table:table-cell office:value-type="string" calcext:value-type="string">
            <text:p>http://hbbtv.kabeleins.de/service/redbutton_k1.php</text:p>
          </table:table-cell>
          <table:table-cell table:formula="of:=CONCATENATE([.A28] ; &quot;:&quot; ;  [.B28] ; &quot;:&quot; ; [.C28])" office:value-type="string" office:string-value="kabel eins HD:1.1017.61302:http://hbbtv.kabeleins.de/service/redbutton_k1.php" calcext:value-type="string">
            <text:p>kabel eins HD:1.1017.61302:http://hbbtv.kabeleins.de/service/redbutton_k1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bel eins Österreich</text:p>
          </table:table-cell>
          <table:table-cell office:value-type="string" calcext:value-type="string">
            <text:p>1.1082.20004</text:p>
          </table:table-cell>
          <table:table-cell office:value-type="string" calcext:value-type="string">
            <text:p>http://hbbtv.kabeleins.at/service/redbutton_k1at.php</text:p>
          </table:table-cell>
          <table:table-cell table:formula="of:=CONCATENATE([.A29] ; &quot;:&quot; ;  [.B29] ; &quot;:&quot; ; [.C29])" office:value-type="string" office:string-value="kabel eins Österreich:1.1082.20004:http://hbbtv.kabeleins.at/service/redbutton_k1at.php" calcext:value-type="string">
            <text:p>kabel eins Österreich:1.1082.20004:http://hbbtv.kabeleins.at/service/redbutton_k1at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nowelt TV</text:p>
          </table:table-cell>
          <table:table-cell office:value-type="string" calcext:value-type="string">
            <text:p>133.15.33</text:p>
          </table:table-cell>
          <table:table-cell office:value-type="string" calcext:value-type="string">
            <text:p>http://onteve.kinowelttv.c.nmdn.net/kinowelttv/hbbtv/index.html</text:p>
          </table:table-cell>
          <table:table-cell table:formula="of:=CONCATENATE([.A30] ; &quot;:&quot; ;  [.B30] ; &quot;:&quot; ; [.C30])" office:value-type="string" office:string-value="Kinowelt TV:133.15.33:http://onteve.kinowelttv.c.nmdn.net/kinowelttv/hbbtv/index.html" calcext:value-type="string">
            <text:p>Kinowelt TV:133.15.33:http://onteve.kinowelttv.c.nmdn.net/kinowelttv/hbbtv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kal TV Portal</text:p>
          </table:table-cell>
          <table:table-cell office:value-type="string" calcext:value-type="string">
            <text:p>1.1021.4690</text:p>
          </table:table-cell>
          <table:table-cell office:value-type="string" calcext:value-type="string">
            <text:p>http://hbbtv.bmt-technik.de/dvb-s/sesps/ltvp/index.html</text:p>
          </table:table-cell>
          <table:table-cell table:formula="of:=CONCATENATE([.A31] ; &quot;:&quot; ;  [.B31] ; &quot;:&quot; ; [.C31])" office:value-type="string" office:string-value="Lokal TV Portal:1.1021.4690:http://hbbtv.bmt-technik.de/dvb-s/sesps/ltvp/index.html" calcext:value-type="string">
            <text:p>Lokal TV Portal:1.1021.4690:http://hbbtv.bmt-technik.de/dvb-s/sesps/ltvp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franken</text:p>
          </table:table-cell>
          <table:table-cell office:value-type="string" calcext:value-type="string">
            <text:p>1.1021.4606</text:p>
          </table:table-cell>
          <table:table-cell office:value-type="string" calcext:value-type="string">
            <text:p>http://hbbtv.bmt-technik.de/dvb-s/sesps/Mainfranken/index.html</text:p>
          </table:table-cell>
          <table:table-cell table:formula="of:=CONCATENATE([.A32] ; &quot;:&quot; ;  [.B32] ; &quot;:&quot; ; [.C32])" office:value-type="string" office:string-value="Mainfranken:1.1021.4606:http://hbbtv.bmt-technik.de/dvb-s/sesps/Mainfranken/index.html" calcext:value-type="string">
            <text:p>Mainfranken:1.1021.4606:http://hbbtv.bmt-technik.de/dvb-s/sesps/Mainfranken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DR Sachsen</text:p>
          </table:table-cell>
          <table:table-cell office:value-type="string" calcext:value-type="string">
            <text:p>1.1073.28228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33] ; &quot;:&quot; ;  [.B33] ; &quot;:&quot; ; [.C33])" office:value-type="string" office:string-value="MDR Sachsen:1.1073.28228:http://itv.ard.de/ardstart/index.html" calcext:value-type="string">
            <text:p>MDR Sachsen:1.1073.28228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DR Sachsen HD</text:p>
          </table:table-cell>
          <table:table-cell office:value-type="string" calcext:value-type="string">
            <text:p>1.1061.10352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34] ; &quot;:&quot; ;  [.B34] ; &quot;:&quot; ; [.C34])" office:value-type="string" office:string-value="MDR Sachsen HD:1.1061.10352:http://itv.ard.de/ardstart/index.html" calcext:value-type="string">
            <text:p>MDR Sachsen HD:1.1061.10352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DR S-Anhalt</text:p>
          </table:table-cell>
          <table:table-cell office:value-type="string" calcext:value-type="string">
            <text:p>1.1073.28229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35] ; &quot;:&quot; ;  [.B35] ; &quot;:&quot; ; [.C35])" office:value-type="string" office:string-value="MDR S-Anhalt:1.1073.28229:http://itv.ard.de/ardstart/index.html" calcext:value-type="string">
            <text:p>MDR S-Anhalt:1.1073.28229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DR S-Anhalt HD</text:p>
          </table:table-cell>
          <table:table-cell office:value-type="string" calcext:value-type="string">
            <text:p>1.1061.10353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36] ; &quot;:&quot; ;  [.B36] ; &quot;:&quot; ; [.C36])" office:value-type="string" office:string-value="MDR S-Anhalt HD:1.1061.10353:http://itv.ard.de/ardstart/index.html" calcext:value-type="string">
            <text:p>MDR S-Anhalt HD:1.1061.10353:http://itv.ard.de/ardstart/index.htm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DR Thüringen HD</text:p>
          </table:table-cell>
          <table:table-cell office:value-type="string" calcext:value-type="string">
            <text:p>1.1061.10354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37] ; &quot;:&quot; ;  [.B37] ; &quot;:&quot; ; [.C37])" office:value-type="string" office:string-value="MDR Thüringen HD:1.1061.10354:http://itv.ard.de/ardstart/index.html" calcext:value-type="string">
            <text:p>MDR Thüringen HD:1.1061.10354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ünchen.tv</text:p>
          </table:table-cell>
          <table:table-cell office:value-type="string" calcext:value-type="string">
            <text:p>1.1021.4604</text:p>
          </table:table-cell>
          <table:table-cell office:value-type="string" calcext:value-type="string">
            <text:p>http://hbbtv.bmt-technik.de/dvb-s/sesps/muenchen.tv/index.html</text:p>
          </table:table-cell>
          <table:table-cell table:formula="of:=CONCATENATE([.A38] ; &quot;:&quot; ;  [.B38] ; &quot;:&quot; ; [.C38])" office:value-type="string" office:string-value="münchen.tv:1.1021.4604:http://hbbtv.bmt-technik.de/dvb-s/sesps/muenchen.tv/index.html" calcext:value-type="string">
            <text:p>münchen.tv:1.1021.4604:http://hbbtv.bmt-technik.de/dvb-s/sesps/muenchen.tv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-tv</text:p>
          </table:table-cell>
          <table:table-cell table:style-name="ce2"/>
          <table:table-cell office:value-type="string" calcext:value-type="string">
            <text:p>http://cdn.digitaltext.n-tv.de/index.html</text:p>
          </table:table-cell>
          <table:table-cell table:formula="of:=CONCATENATE([.A39] ; &quot;:&quot; ;  [.B39] ; &quot;:&quot; ; [.C39])" office:value-type="string" office:string-value="n-tv::http://cdn.digitaltext.n-tv.de/index.html" calcext:value-type="string">
            <text:p>n-tv::http://cdn.digitaltext.n-tv.de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R FS HH</text:p>
          </table:table-cell>
          <table:table-cell office:value-type="string" calcext:value-type="string">
            <text:p>1.1073.28225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40] ; &quot;:&quot; ;  [.B40] ; &quot;:&quot; ; [.C40])" office:value-type="string" office:string-value="NDR FS HH:1.1073.28225:http://itv.ard.de/ardstart/index.html" calcext:value-type="string">
            <text:p>NDR FS HH:1.1073.28225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DR FS HH HD</text:p>
          </table:table-cell>
          <table:table-cell office:value-type="string" calcext:value-type="string">
            <text:p>1.1025.10329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41] ; &quot;:&quot; ;  [.B41] ; &quot;:&quot; ; [.C41])" office:value-type="string" office:string-value="NDR FS HH HD:1.1025.10329:http://itv.ard.de/ardstart/index.html" calcext:value-type="string">
            <text:p>NDR FS HH HD:1.1025.10329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R FS MV</text:p>
          </table:table-cell>
          <table:table-cell office:value-type="string" calcext:value-type="string">
            <text:p>1.1073.28224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42] ; &quot;:&quot; ;  [.B42] ; &quot;:&quot; ; [.C42])" office:value-type="string" office:string-value="NDR FS MV:1.1073.28224:http://itv.ard.de/ardstart/index.html" calcext:value-type="string">
            <text:p>NDR FS MV:1.1073.28224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DR FS MV HD</text:p>
          </table:table-cell>
          <table:table-cell office:value-type="string" calcext:value-type="string">
            <text:p>1.1025.10328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43] ; &quot;:&quot; ;  [.B43] ; &quot;:&quot; ; [.C43])" office:value-type="string" office:string-value="NDR FS MV HD:1.1025.10328:http://itv.ard.de/ardstart/index.html" calcext:value-type="string">
            <text:p>NDR FS MV HD:1.1025.10328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R FS NDS</text:p>
          </table:table-cell>
          <table:table-cell office:value-type="string" calcext:value-type="string">
            <text:p>1.1073.28226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44] ; &quot;:&quot; ;  [.B44] ; &quot;:&quot; ; [.C44])" office:value-type="string" office:string-value="NDR FS NDS:1.1073.28226:http://itv.ard.de/ardstart/index.html" calcext:value-type="string">
            <text:p>NDR FS NDS:1.1073.28226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DR FS NDS HD</text:p>
          </table:table-cell>
          <table:table-cell office:value-type="string" calcext:value-type="string">
            <text:p>1.1025.10327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45] ; &quot;:&quot; ;  [.B45] ; &quot;:&quot; ; [.C45])" office:value-type="string" office:string-value="NDR FS NDS HD:1.1025.10327:http://itv.ard.de/ardstart/index.html" calcext:value-type="string">
            <text:p>NDR FS NDS HD:1.1025.10327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R FS SH</text:p>
          </table:table-cell>
          <table:table-cell office:value-type="string" calcext:value-type="string">
            <text:p>1.1073.28227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46] ; &quot;:&quot; ;  [.B46] ; &quot;:&quot; ; [.C46])" office:value-type="string" office:string-value="NDR FS SH:1.1073.28227:http://itv.ard.de/ardstart/index.html" calcext:value-type="string">
            <text:p>NDR FS SH:1.1073.28227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DR FS SH HD</text:p>
          </table:table-cell>
          <table:table-cell office:value-type="string" calcext:value-type="string">
            <text:p>1.1025.10330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47] ; &quot;:&quot; ;  [.B47] ; &quot;:&quot; ; [.C47])" office:value-type="string" office:string-value="NDR FS SH HD:1.1025.10330:http://itv.ard.de/ardstart/index.html" calcext:value-type="string">
            <text:p>NDR FS SH HD:1.1025.10330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erbayern</text:p>
          </table:table-cell>
          <table:table-cell office:value-type="string" calcext:value-type="string">
            <text:p>1.1021.4609</text:p>
          </table:table-cell>
          <table:table-cell office:value-type="string" calcext:value-type="string">
            <text:p>http://hbbtv.bmt-technik.de/dvb-s/sesps/Niederbayern/index.html</text:p>
          </table:table-cell>
          <table:table-cell table:formula="of:=CONCATENATE([.A48] ; &quot;:&quot; ;  [.B48] ; &quot;:&quot; ; [.C48])" office:value-type="string" office:string-value="Niederbayern:1.1021.4609:http://hbbtv.bmt-technik.de/dvb-s/sesps/Niederbayern/index.html" calcext:value-type="string">
            <text:p>Niederbayern:1.1021.4609:http://hbbtv.bmt-technik.de/dvb-s/sesps/Niederbayern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F1 HD</text:p>
          </table:table-cell>
          <table:table-cell office:value-type="string" calcext:value-type="string">
            <text:p>1.1007.4911</text:p>
          </table:table-cell>
          <table:table-cell office:value-type="string" calcext:value-type="string">
            <text:p>http://orfhbbtv.orf.apa.net/orf/portal/index.html</text:p>
          </table:table-cell>
          <table:table-cell table:formula="of:=CONCATENATE([.A49] ; &quot;:&quot; ;  [.B49] ; &quot;:&quot; ; [.C49])" office:value-type="string" office:string-value="ORF1 HD:1.1007.4911:http://orfhbbtv.orf.apa.net/orf/portal/index.html" calcext:value-type="string">
            <text:p>ORF1 HD:1.1007.4911:http://orfhbbtv.orf.apa.net/orf/portal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F2 HD</text:p>
          </table:table-cell>
          <table:table-cell office:value-type="string" calcext:value-type="string">
            <text:p>1.1007.4912</text:p>
          </table:table-cell>
          <table:table-cell office:value-type="string" calcext:value-type="string">
            <text:p>http://orfhbbtv.orf.apa.net/orf/portal/index.html</text:p>
          </table:table-cell>
          <table:table-cell table:formula="of:=CONCATENATE([.A50] ; &quot;:&quot; ;  [.B50] ; &quot;:&quot; ; [.C50])" office:value-type="string" office:string-value="ORF2 HD:1.1007.4912:http://orfhbbtv.orf.apa.net/orf/portal/index.html" calcext:value-type="string">
            <text:p>ORF2 HD:1.1007.4912:http://orfhbbtv.orf.apa.net/orf/portal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F eins HD</text:p>
          </table:table-cell>
          <table:table-cell office:value-type="string" calcext:value-type="string">
            <text:p>1.1007.4911</text:p>
          </table:table-cell>
          <table:table-cell office:value-type="string" calcext:value-type="string">
            <text:p>http://orfhbbtv.orf.apa.net/orf/portal/index.html</text:p>
          </table:table-cell>
          <table:table-cell table:formula="of:=CONCATENATE([.A51] ; &quot;:&quot; ;  [.B51] ; &quot;:&quot; ; [.C51])" office:value-type="string" office:string-value="ORF eins HD:1.1007.4911:http://orfhbbtv.orf.apa.net/orf/portal/index.html" calcext:value-type="string">
            <text:p>ORF eins HD:1.1007.4911:http://orfhbbtv.orf.apa.net/orf/portal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ENIX HD</text:p>
          </table:table-cell>
          <table:table-cell office:value-type="string" calcext:value-type="string">
            <text:p>1.1025.10331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52] ; &quot;:&quot; ;  [.B52] ; &quot;:&quot; ; [.C52])" office:value-type="string" office:string-value="PHOENIX HD:1.1025.10331:http://itv.ard.de/ardstart/index.html" calcext:value-type="string">
            <text:p>PHOENIX HD:1.1025.10331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Sieben</text:p>
          </table:table-cell>
          <table:table-cell office:value-type="string" calcext:value-type="string">
            <text:p>1.1107.17501</text:p>
          </table:table-cell>
          <table:table-cell office:value-type="string" calcext:value-type="string">
            <text:p>http://hbbtv.prosieben.de/service/redbutton_p7.php</text:p>
          </table:table-cell>
          <table:table-cell table:formula="of:=CONCATENATE([.A53] ; &quot;:&quot; ;  [.B53] ; &quot;:&quot; ; [.C53])" office:value-type="string" office:string-value="ProSieben:1.1107.17501:http://hbbtv.prosieben.de/service/redbutton_p7.php" calcext:value-type="string">
            <text:p>ProSieben:1.1107.17501:http://hbbtv.prosieben.de/service/redbutton_p7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Sieben HD</text:p>
          </table:table-cell>
          <table:table-cell office:value-type="string" calcext:value-type="string">
            <text:p>1.1017.61301</text:p>
          </table:table-cell>
          <table:table-cell office:value-type="string" calcext:value-type="string">
            <text:p>http://hbbtv.prosieben.de/service/redbutton_p7.php</text:p>
          </table:table-cell>
          <table:table-cell table:formula="of:=CONCATENATE([.A54] ; &quot;:&quot; ;  [.B54] ; &quot;:&quot; ; [.C54])" office:value-type="string" office:string-value="ProSieben HD:1.1017.61301:http://hbbtv.prosieben.de/service/redbutton_p7.php" calcext:value-type="string">
            <text:p>ProSieben HD:1.1017.61301:http://hbbtv.prosieben.de/service/redbutton_p7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Sieben Österreich</text:p>
          </table:table-cell>
          <table:table-cell office:value-type="string" calcext:value-type="string">
            <text:p>1.1082.20002</text:p>
          </table:table-cell>
          <table:table-cell office:value-type="string" calcext:value-type="string">
            <text:p>http://hbbtv.prosieben.at/service/redbutton_p7at.php</text:p>
          </table:table-cell>
          <table:table-cell table:formula="of:=CONCATENATE([.A55] ; &quot;:&quot; ;  [.B55] ; &quot;:&quot; ; [.C55])" office:value-type="string" office:string-value="ProSieben Österreich:1.1082.20002:http://hbbtv.prosieben.at/service/redbutton_p7at.php" calcext:value-type="string">
            <text:p>ProSieben Österreich:1.1082.20002:http://hbbtv.prosieben.at/service/redbutton_p7at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ULS 4 Austria</text:p>
          </table:table-cell>
          <table:table-cell office:value-type="string" calcext:value-type="string">
            <text:p>1.1082.20007</text:p>
          </table:table-cell>
          <table:table-cell office:value-type="string" calcext:value-type="string">
            <text:p>http://hbbtv.puls4.com/service/redbutton_p4at.php</text:p>
          </table:table-cell>
          <table:table-cell table:formula="of:=CONCATENATE([.A56] ; &quot;:&quot; ;  [.B56] ; &quot;:&quot; ; [.C56])" office:value-type="string" office:string-value="PULS 4 Austria:1.1082.20007:http://hbbtv.puls4.com/service/redbutton_p4at.php" calcext:value-type="string">
            <text:p>PULS 4 Austria:1.1082.20007:http://hbbtv.puls4.com/service/redbutton_p4at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 Bremen TV</text:p>
          </table:table-cell>
          <table:table-cell office:value-type="string" calcext:value-type="string">
            <text:p>1.1201.28385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57] ; &quot;:&quot; ;  [.B57] ; &quot;:&quot; ; [.C57])" office:value-type="string" office:string-value="Radio Bremen TV:1.1201.28385:http://itv.ard.de/ardstart/index.html" calcext:value-type="string">
            <text:p>Radio Bremen TV:1.1201.28385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bb Berlin</text:p>
          </table:table-cell>
          <table:table-cell office:value-type="string" calcext:value-type="string">
            <text:p>1.1073.28206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58] ; &quot;:&quot; ;  [.B58] ; &quot;:&quot; ; [.C58])" office:value-type="string" office:string-value="rbb Berlin:1.1073.28206:http://itv.ard.de/ardstart/index.html" calcext:value-type="string">
            <text:p>rbb Berlin:1.1073.28206:http://itv.ard.de/ardstart/index.htm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bb Brandenburg HD</text:p>
          </table:table-cell>
          <table:table-cell office:value-type="string" calcext:value-type="string">
            <text:p>1.1061.10350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59] ; &quot;:&quot; ;  [.B59] ; &quot;:&quot; ; [.C59])" office:value-type="string" office:string-value="rbb Brandenburg HD:1.1061.10350:http://itv.ard.de/ardstart/index.html" calcext:value-type="string">
            <text:p>rbb Brandenburg HD:1.1061.10350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IO TV</text:p>
          </table:table-cell>
          <table:table-cell office:value-type="string" calcext:value-type="string">
            <text:p>133.33.47</text:p>
          </table:table-cell>
          <table:table-cell office:value-type="string" calcext:value-type="string">
            <text:p>http://hbbtv.bmt-technik.de/dvb-s/sesps/RegioTV/index.html</text:p>
          </table:table-cell>
          <table:table-cell table:formula="of:=CONCATENATE([.A60] ; &quot;:&quot; ;  [.B60] ; &quot;:&quot; ; [.C60])" office:value-type="string" office:string-value="REGIO TV:133.33.47:http://hbbtv.bmt-technik.de/dvb-s/sesps/RegioTV/index.html" calcext:value-type="string">
            <text:p>REGIO TV:133.33.47:http://hbbtv.bmt-technik.de/dvb-s/sesps/RegioTV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fo Regional Oberbayern</text:p>
          </table:table-cell>
          <table:table-cell office:value-type="string" calcext:value-type="string">
            <text:p>1.1021.4605</text:p>
          </table:table-cell>
          <table:table-cell office:value-type="string" calcext:value-type="string">
            <text:p>http://hbbtv.bmt-technik.de/dvb-s/sesps/rfo/index.html</text:p>
          </table:table-cell>
          <table:table-cell table:formula="of:=CONCATENATE([.A61] ; &quot;:&quot; ;  [.B61] ; &quot;:&quot; ; [.C61])" office:value-type="string" office:string-value="rfo Regional Oberbayern:1.1021.4605:http://hbbtv.bmt-technik.de/dvb-s/sesps/rfo/index.html" calcext:value-type="string">
            <text:p>rfo Regional Oberbayern:1.1021.4605:http://hbbtv.bmt-technik.de/dvb-s/sesps/rfo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NF</text:p>
          </table:table-cell>
          <table:table-cell office:value-type="string" calcext:value-type="string">
            <text:p>133.7.768</text:p>
          </table:table-cell>
          <table:table-cell office:value-type="string" calcext:value-type="string">
            <text:p>http://hbbtv.bmt-technik.de/dvb-s/sesps/RNF/index.html</text:p>
          </table:table-cell>
          <table:table-cell table:formula="of:=CONCATENATE([.A62] ; &quot;:&quot; ;  [.B62] ; &quot;:&quot; ; [.C62])" office:value-type="string" office:string-value="RNF:133.7.768:http://hbbtv.bmt-technik.de/dvb-s/sesps/RNF/index.html" calcext:value-type="string">
            <text:p>RNF:133.7.768:http://hbbtv.bmt-technik.de/dvb-s/sesps/RNF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TL2</text:p>
          </table:table-cell>
          <table:table-cell office:value-type="string" calcext:value-type="string">
            <text:p>1.1089.12020</text:p>
          </table:table-cell>
          <table:table-cell office:value-type="string" calcext:value-type="string">
            <text:p>http://www.rtl2.de/hbbtvp</text:p>
          </table:table-cell>
          <table:table-cell table:formula="of:=CONCATENATE([.A63] ; &quot;:&quot; ;  [.B63] ; &quot;:&quot; ; [.C63])" office:value-type="string" office:string-value="RTL2:1.1089.12020:http://www.rtl2.de/hbbtvp" calcext:value-type="string">
            <text:p>RTL2:1.1089.12020:http://www.rtl2.de/hbbtv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TL2 HD</text:p>
          </table:table-cell>
          <table:table-cell office:value-type="string" calcext:value-type="string">
            <text:p>1.1057.61205</text:p>
          </table:table-cell>
          <table:table-cell office:value-type="string" calcext:value-type="string">
            <text:p>http://www.rtl2.de/hbbtvp</text:p>
          </table:table-cell>
          <table:table-cell table:formula="of:=CONCATENATE([.A64] ; &quot;:&quot; ;  [.B64] ; &quot;:&quot; ; [.C64])" office:value-type="string" office:string-value="RTL2 HD:1.1057.61205:http://www.rtl2.de/hbbtvp" calcext:value-type="string">
            <text:p>RTL2 HD:1.1057.61205:http://www.rtl2.de/hbbtv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TL HD</text:p>
          </table:table-cell>
          <table:table-cell office:value-type="string" calcext:value-type="string">
            <text:p>1.1057.61200</text:p>
          </table:table-cell>
          <table:table-cell office:value-type="string" calcext:value-type="string">
            <text:p>http://cdn.digitaltext.rtl.de/launchbar/index.html</text:p>
          </table:table-cell>
          <table:table-cell table:formula="of:=CONCATENATE([.A65] ; &quot;:&quot; ;  [.B65] ; &quot;:&quot; ; [.C65])" office:value-type="string" office:string-value="RTL HD:1.1057.61200:http://cdn.digitaltext.rtl.de/launchbar/index.html" calcext:value-type="string">
            <text:p>RTL HD:1.1057.61200:http://cdn.digitaltext.rtl.de/launchbar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TL Television</text:p>
          </table:table-cell>
          <table:table-cell office:value-type="string" calcext:value-type="string">
            <text:p>1.1089.12003</text:p>
          </table:table-cell>
          <table:table-cell office:value-type="string" calcext:value-type="string">
            <text:p>http://cdn.digitaltext.rtl.de/launchbar/index.html</text:p>
          </table:table-cell>
          <table:table-cell table:formula="of:=CONCATENATE([.A66] ; &quot;:&quot; ;  [.B66] ; &quot;:&quot; ; [.C66])" office:value-type="string" office:string-value="RTL Television:1.1089.12003:http://cdn.digitaltext.rtl.de/launchbar/index.html" calcext:value-type="string">
            <text:p>RTL Television:1.1089.12003:http://cdn.digitaltext.rtl.de/launchbar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T.1</text:p>
          </table:table-cell>
          <table:table-cell office:value-type="string" calcext:value-type="string">
            <text:p>1.1107.17500</text:p>
          </table:table-cell>
          <table:table-cell office:value-type="string" calcext:value-type="string">
            <text:p>http://hbbtv.sat1.de/service/redbutton_s1.php</text:p>
          </table:table-cell>
          <table:table-cell table:formula="of:=CONCATENATE([.A67] ; &quot;:&quot; ;  [.B67] ; &quot;:&quot; ; [.C67])" office:value-type="string" office:string-value="SAT.1:1.1107.17500:http://hbbtv.sat1.de/service/redbutton_s1.php" calcext:value-type="string">
            <text:p>SAT.1:1.1107.17500:http://hbbtv.sat1.de/service/redbutton_s1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T.1 Bayern</text:p>
          </table:table-cell>
          <table:table-cell office:value-type="string" calcext:value-type="string">
            <text:p>1.1107.17507</text:p>
          </table:table-cell>
          <table:table-cell office:value-type="string" calcext:value-type="string">
            <text:p>http://hbbtv.sat1.de/service/redbutton_s1.php</text:p>
          </table:table-cell>
          <table:table-cell table:formula="of:=CONCATENATE([.A68] ; &quot;:&quot; ;  [.B68] ; &quot;:&quot; ; [.C68])" office:value-type="string" office:string-value="SAT.1 Bayern:1.1107.17507:http://hbbtv.sat1.de/service/redbutton_s1.php" calcext:value-type="string">
            <text:p>SAT.1 Bayern:1.1107.17507:http://hbbtv.sat1.de/service/redbutton_s1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T.1 HD</text:p>
          </table:table-cell>
          <table:table-cell office:value-type="string" calcext:value-type="string">
            <text:p>1.1017.61300</text:p>
          </table:table-cell>
          <table:table-cell office:value-type="string" calcext:value-type="string">
            <text:p>http://hbbtv.sat1.de/service/redbutton_s1.php</text:p>
          </table:table-cell>
          <table:table-cell table:formula="of:=CONCATENATE([.A69] ; &quot;:&quot; ;  [.B69] ; &quot;:&quot; ; [.C69])" office:value-type="string" office:string-value="SAT.1 HD:1.1017.61300:http://hbbtv.sat1.de/service/redbutton_s1.php" calcext:value-type="string">
            <text:p>SAT.1 HD:1.1017.61300:http://hbbtv.sat1.de/service/redbutton_s1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T.1 HH/SH</text:p>
          </table:table-cell>
          <table:table-cell office:value-type="string" calcext:value-type="string">
            <text:p>1.1082.20008</text:p>
          </table:table-cell>
          <table:table-cell office:value-type="string" calcext:value-type="string">
            <text:p>http://hbbtv.sat1.de/service/redbutton_s1.php</text:p>
          </table:table-cell>
          <table:table-cell table:formula="of:=CONCATENATE([.A70] ; &quot;:&quot; ;  [.B70] ; &quot;:&quot; ; [.C70])" office:value-type="string" office:string-value="SAT.1 HH/SH:1.1082.20008:http://hbbtv.sat1.de/service/redbutton_s1.php" calcext:value-type="string">
            <text:p>SAT.1 HH/SH:1.1082.20008:http://hbbtv.sat1.de/service/redbutton_s1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T.1 NRW</text:p>
          </table:table-cell>
          <table:table-cell office:value-type="string" calcext:value-type="string">
            <text:p>1.1107.17508</text:p>
          </table:table-cell>
          <table:table-cell office:value-type="string" calcext:value-type="string">
            <text:p>http://hbbtv.sat1.de/service/redbutton_s1.php</text:p>
          </table:table-cell>
          <table:table-cell table:formula="of:=CONCATENATE([.A71] ; &quot;:&quot; ;  [.B71] ; &quot;:&quot; ; [.C71])" office:value-type="string" office:string-value="SAT.1 NRW:1.1107.17508:http://hbbtv.sat1.de/service/redbutton_s1.php" calcext:value-type="string">
            <text:p>SAT.1 NRW:1.1107.17508:http://hbbtv.sat1.de/service/redbutton_s1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T.1 NS/Bremen</text:p>
          </table:table-cell>
          <table:table-cell office:value-type="string" calcext:value-type="string">
            <text:p>1.1082.20009</text:p>
          </table:table-cell>
          <table:table-cell office:value-type="string" calcext:value-type="string">
            <text:p>http://hbbtv.sat1.de/service/redbutton_s1.php</text:p>
          </table:table-cell>
          <table:table-cell table:formula="of:=CONCATENATE([.A72] ; &quot;:&quot; ;  [.B72] ; &quot;:&quot; ; [.C72])" office:value-type="string" office:string-value="SAT.1 NS/Bremen:1.1082.20009:http://hbbtv.sat1.de/service/redbutton_s1.php" calcext:value-type="string">
            <text:p>SAT.1 NS/Bremen:1.1082.20009:http://hbbtv.sat1.de/service/redbutton_s1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T.1 Österreich</text:p>
          </table:table-cell>
          <table:table-cell office:value-type="string" calcext:value-type="string">
            <text:p>1.1082.20005</text:p>
          </table:table-cell>
          <table:table-cell office:value-type="string" calcext:value-type="string">
            <text:p>http://hbbtv.sat1.at/service/redbutton_s1at.php</text:p>
          </table:table-cell>
          <table:table-cell table:formula="of:=CONCATENATE([.A73] ; &quot;:&quot; ;  [.B73] ; &quot;:&quot; ; [.C73])" office:value-type="string" office:string-value="SAT.1 Österreich:1.1082.20005:http://hbbtv.sat1.at/service/redbutton_s1at.php" calcext:value-type="string">
            <text:p>SAT.1 Österreich:1.1082.20005:http://hbbtv.sat1.at/service/redbutton_s1at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T.1 RhlPf/Hessen</text:p>
          </table:table-cell>
          <table:table-cell office:value-type="string" calcext:value-type="string">
            <text:p>1.1082.20010</text:p>
          </table:table-cell>
          <table:table-cell office:value-type="string" calcext:value-type="string">
            <text:p>http://hbbtv.sat1.de/service/redbutton_s1.php</text:p>
          </table:table-cell>
          <table:table-cell table:formula="of:=CONCATENATE([.A74] ; &quot;:&quot; ;  [.B74] ; &quot;:&quot; ; [.C74])" office:value-type="string" office:string-value="SAT.1 RhlPf/Hessen:1.1082.20010:http://hbbtv.sat1.de/service/redbutton_s1.php" calcext:value-type="string">
            <text:p>SAT.1 RhlPf/Hessen:1.1082.20010:http://hbbtv.sat1.de/service/redbutton_s1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XX</text:p>
          </table:table-cell>
          <table:table-cell office:value-type="string" calcext:value-type="string">
            <text:p>133.5.776</text:p>
          </table:table-cell>
          <table:table-cell office:value-type="string" calcext:value-type="string">
            <text:p>http://hbbtv.sixx.de/service/redbutton_sixx.php</text:p>
          </table:table-cell>
          <table:table-cell table:formula="of:=CONCATENATE([.A75] ; &quot;:&quot; ;  [.B75] ; &quot;:&quot; ; [.C75])" office:value-type="string" office:string-value="SIXX:133.5.776:http://hbbtv.sixx.de/service/redbutton_sixx.php" calcext:value-type="string">
            <text:p>SIXX:133.5.776:http://hbbtv.sixx.de/service/redbutton_sixx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XX HD</text:p>
          </table:table-cell>
          <table:table-cell office:value-type="string" calcext:value-type="string">
            <text:p>1.1017.61303</text:p>
          </table:table-cell>
          <table:table-cell office:value-type="string" calcext:value-type="string">
            <text:p>http://hbbtv.sixx.de/service/redbutton_sixx.php</text:p>
          </table:table-cell>
          <table:table-cell table:formula="of:=CONCATENATE([.A76] ; &quot;:&quot; ;  [.B76] ; &quot;:&quot; ; [.C76])" office:value-type="string" office:string-value="SIXX HD:1.1017.61303:http://hbbtv.sixx.de/service/redbutton_sixx.php" calcext:value-type="string">
            <text:p>SIXX HD:1.1017.61303:http://hbbtv.sixx.de/service/redbutton_sixx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nnenklar.TV</text:p>
          </table:table-cell>
          <table:table-cell office:value-type="string" calcext:value-type="string">
            <text:p>133.33.32</text:p>
          </table:table-cell>
          <table:table-cell office:value-type="string" calcext:value-type="string">
            <text:p>http://hbbtvapp.sonnenklar.tv/sat/index.html</text:p>
          </table:table-cell>
          <table:table-cell table:formula="of:=CONCATENATE([.A77] ; &quot;:&quot; ;  [.B77] ; &quot;:&quot; ; [.C77])" office:value-type="string" office:string-value="sonnenklar.TV:133.33.32:http://hbbtvapp.sonnenklar.tv/sat/index.html" calcext:value-type="string">
            <text:p>sonnenklar.TV:133.33.32:http://hbbtvapp.sonnenklar.tv/sa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nnenklar.TV HD</text:p>
          </table:table-cell>
          <table:table-cell office:value-type="string" calcext:value-type="string">
            <text:p>1.1109.5400</text:p>
          </table:table-cell>
          <table:table-cell office:value-type="string" calcext:value-type="string">
            <text:p>http://hbbtvapp.sonnenklar.tv/sat/index.html</text:p>
          </table:table-cell>
          <table:table-cell table:formula="of:=CONCATENATE([.A78] ; &quot;:&quot; ;  [.B78] ; &quot;:&quot; ; [.C78])" office:value-type="string" office:string-value="sonnenklar.TV HD:1.1109.5400:http://hbbtvapp.sonnenklar.tv/sat/index.html" calcext:value-type="string">
            <text:p>sonnenklar.TV HD:1.1109.5400:http://hbbtvapp.sonnenklar.tv/sat/index.htm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R SÜDWEST Ferns.</text:p>
          </table:table-cell>
          <table:table-cell office:value-type="string" calcext:value-type="string">
            <text:p>1.1093.28486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79] ; &quot;:&quot; ;  [.B79] ; &quot;:&quot; ; [.C79])" office:value-type="string" office:string-value="SR SÜDWEST Ferns.:1.1093.28486:http://itv.ard.de/ardstart/index.html" calcext:value-type="string">
            <text:p>SR SÜDWEST Ferns.:1.1093.28486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per RTL</text:p>
          </table:table-cell>
          <table:table-cell office:value-type="string" calcext:value-type="string">
            <text:p>1.1089.12040</text:p>
          </table:table-cell>
          <table:table-cell office:value-type="string" calcext:value-type="string">
            <text:p>http://start.digitaltext.rtl.de/superrtl.html</text:p>
          </table:table-cell>
          <table:table-cell table:formula="of:=CONCATENATE([.A80] ; &quot;:&quot; ;  [.B80] ; &quot;:&quot; ; [.C80])" office:value-type="string" office:string-value="Super RTL:1.1089.12040:http://start.digitaltext.rtl.de/superrtl.html" calcext:value-type="string">
            <text:p>Super RTL:1.1089.12040:http://start.digitaltext.rtl.de/superrtl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ER RTL HD</text:p>
          </table:table-cell>
          <table:table-cell office:value-type="string" calcext:value-type="string">
            <text:p>1.1041.11931</text:p>
          </table:table-cell>
          <table:table-cell office:value-type="string" calcext:value-type="string">
            <text:p>http://start.digitaltext.rtl.de/superrtl.html</text:p>
          </table:table-cell>
          <table:table-cell table:formula="of:=CONCATENATE([.A81] ; &quot;:&quot; ;  [.B81] ; &quot;:&quot; ; [.C81])" office:value-type="string" office:string-value="SUPER RTL HD:1.1041.11931:http://start.digitaltext.rtl.de/superrtl.html" calcext:value-type="string">
            <text:p>SUPER RTL HD:1.1041.11931:http://start.digitaltext.rtl.de/superrtl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R BW HD</text:p>
          </table:table-cell>
          <table:table-cell office:value-type="string" calcext:value-type="string">
            <text:p>1.1019.10303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82] ; &quot;:&quot; ;  [.B82] ; &quot;:&quot; ; [.C82])" office:value-type="string" office:string-value="SWR BW HD:1.1019.10303:http://itv.ard.de/ardstart/index.html" calcext:value-type="string">
            <text:p>SWR BW HD:1.1019.10303:http://itv.ard.de/ardstart/index.htm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WR Fernsehen BW</text:p>
          </table:table-cell>
          <table:table-cell office:value-type="string" calcext:value-type="string">
            <text:p>1.1101.28113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83] ; &quot;:&quot; ;  [.B83] ; &quot;:&quot; ; [.C83])" office:value-type="string" office:string-value="SWR Fernsehen BW:1.1101.28113:http://itv.ard.de/ardstart/index.html" calcext:value-type="string">
            <text:p>SWR Fernsehen BW:1.1101.28113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WR Fernsehen RP</text:p>
          </table:table-cell>
          <table:table-cell office:value-type="string" calcext:value-type="string">
            <text:p>1.1073.28231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84] ; &quot;:&quot; ;  [.B84] ; &quot;:&quot; ; [.C84])" office:value-type="string" office:string-value="SWR Fernsehen RP:1.1073.28231:http://itv.ard.de/ardstart/index.html" calcext:value-type="string">
            <text:p>SWR Fernsehen RP:1.1073.28231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R RP HD</text:p>
          </table:table-cell>
          <table:table-cell office:value-type="string" calcext:value-type="string">
            <text:p>1.1019.10304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85] ; &quot;:&quot; ;  [.B85] ; &quot;:&quot; ; [.C85])" office:value-type="string" office:string-value="SWR RP HD:1.1019.10304:http://itv.ard.de/ardstart/index.html" calcext:value-type="string">
            <text:p>SWR RP HD:1.1019.10304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gesschau24</text:p>
          </table:table-cell>
          <table:table-cell office:value-type="string" calcext:value-type="string">
            <text:p>1.1039.10375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86] ; &quot;:&quot; ;  [.B86] ; &quot;:&quot; ; [.C86])" office:value-type="string" office:string-value="tagesschau24:1.1039.10375:http://itv.ard.de/ardstart/index.html" calcext:value-type="string">
            <text:p>tagesschau24:1.1039.10375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gesschau24</text:p>
          </table:table-cell>
          <table:table-cell office:value-type="string" calcext:value-type="string">
            <text:p>1.1051.28721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87] ; &quot;:&quot; ;  [.B87] ; &quot;:&quot; ; [.C87])" office:value-type="string" office:string-value="tagesschau24:1.1051.28721:http://itv.ard.de/ardstart/index.html" calcext:value-type="string">
            <text:p>tagesschau24:1.1051.28721:http://itv.ard.de/ardstart/index.htm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ecTime TV-Zeit für Technik</text:p>
          </table:table-cell>
          <table:table-cell office:value-type="string" calcext:value-type="string">
            <text:p>1.1109.5411</text:p>
          </table:table-cell>
          <table:table-cell office:value-type="string" calcext:value-type="string">
            <text:p>http://hbbtv.drdish-tv.com/index.html</text:p>
          </table:table-cell>
          <table:table-cell table:formula="of:=CONCATENATE([.A88] ; &quot;:&quot; ;  [.B88] ; &quot;:&quot; ; [.C88])" office:value-type="string" office:string-value="TecTime TV-Zeit für Technik:1.1109.5411:http://hbbtv.drdish-tv.com/index.html" calcext:value-type="string">
            <text:p>TecTime TV-Zeit für Technik:1.1109.5411:http://hbbtv.drdish-tv.com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VA-OTV</text:p>
          </table:table-cell>
          <table:table-cell office:value-type="string" calcext:value-type="string">
            <text:p>1.1021.4608</text:p>
          </table:table-cell>
          <table:table-cell office:value-type="string" calcext:value-type="string">
            <text:p>http://hbbtv.bmt-technik.de/dvb-s/sesps/tva-otv/index.html</text:p>
          </table:table-cell>
          <table:table-cell table:formula="of:=CONCATENATE([.A89] ; &quot;:&quot; ;  [.B89] ; &quot;:&quot; ; [.C89])" office:value-type="string" office:string-value="TVA-OTV:1.1021.4608:http://hbbtv.bmt-technik.de/dvb-s/sesps/tva-otv/index.html" calcext:value-type="string">
            <text:p>TVA-OTV:1.1021.4608:http://hbbtv.bmt-technik.de/dvb-s/sesps/tva-otv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V Oberfranken</text:p>
          </table:table-cell>
          <table:table-cell office:value-type="string" calcext:value-type="string">
            <text:p>1.1021.4607</text:p>
          </table:table-cell>
          <table:table-cell office:value-type="string" calcext:value-type="string">
            <text:p>http://hbbtv.bmt-technik.de/dvb-s/sesps/TV-Oberfranken/index.html</text:p>
          </table:table-cell>
          <table:table-cell table:formula="of:=CONCATENATE([.A90] ; &quot;:&quot; ;  [.B90] ; &quot;:&quot; ; [.C90])" office:value-type="string" office:string-value="TV Oberfranken:1.1021.4607:http://hbbtv.bmt-technik.de/dvb-s/sesps/TV-Oberfranken/index.html" calcext:value-type="string">
            <text:p>TV Oberfranken:1.1021.4607:http://hbbtv.bmt-technik.de/dvb-s/sesps/TV-Oberfranken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VP Polonia</text:p>
          </table:table-cell>
          <table:table-cell office:value-type="string" calcext:value-type="string">
            <text:p>1.1059.7104</text:p>
          </table:table-cell>
          <table:table-cell office:value-type="string" calcext:value-type="string">
            <text:p>http://hbbtest.v3.tvp.pl/hub/index_polonia.php</text:p>
          </table:table-cell>
          <table:table-cell table:formula="of:=CONCATENATE([.A91] ; &quot;:&quot; ;  [.B91] ; &quot;:&quot; ; [.C91])" office:value-type="string" office:string-value="TVP Polonia:1.1059.7104:http://hbbtest.v3.tvp.pl/hub/index_polonia.php" calcext:value-type="string">
            <text:p>TVP Polonia:1.1059.7104:http://hbbtest.v3.tvp.pl/hub/index_polonia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m-Allgäu</text:p>
          </table:table-cell>
          <table:table-cell office:value-type="string" calcext:value-type="string">
            <text:p>1.1021.4603</text:p>
          </table:table-cell>
          <table:table-cell office:value-type="string" calcext:value-type="string">
            <text:p>http://hbbtv.bmt-technik.de/dvb-s/sesps/ulm-allgaeu/index.html</text:p>
          </table:table-cell>
          <table:table-cell table:formula="of:=CONCATENATE([.A92] ; &quot;:&quot; ;  [.B92] ; &quot;:&quot; ; [.C92])" office:value-type="string" office:string-value="Ulm-Allgäu:1.1021.4603:http://hbbtv.bmt-technik.de/dvb-s/sesps/ulm-allgaeu/index.html" calcext:value-type="string">
            <text:p>Ulm-Allgäu:1.1021.4603:http://hbbtv.bmt-technik.de/dvb-s/sesps/ulm-allgaeu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X</text:p>
          </table:table-cell>
          <table:table-cell office:value-type="string" calcext:value-type="string">
            <text:p>1.1089.12060</text:p>
          </table:table-cell>
          <table:table-cell office:value-type="string" calcext:value-type="string">
            <text:p>http://cdn.digitaltext.vox.de/launchbar/index.html</text:p>
          </table:table-cell>
          <table:table-cell table:formula="of:=CONCATENATE([.A93] ; &quot;:&quot; ;  [.B93] ; &quot;:&quot; ; [.C93])" office:value-type="string" office:string-value="VOX:1.1089.12060:http://cdn.digitaltext.vox.de/launchbar/index.html" calcext:value-type="string">
            <text:p>VOX:1.1089.12060:http://cdn.digitaltext.vox.de/launchbar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X HD</text:p>
          </table:table-cell>
          <table:table-cell office:value-type="string" calcext:value-type="string">
            <text:p>1.1057.61201</text:p>
          </table:table-cell>
          <table:table-cell office:value-type="string" calcext:value-type="string">
            <text:p>http://cdn.digitaltext.vox.de/launchbar/index.html</text:p>
          </table:table-cell>
          <table:table-cell table:formula="of:=CONCATENATE([.A94] ; &quot;:&quot; ;  [.B94] ; &quot;:&quot; ; [.C94])" office:value-type="string" office:string-value="VOX HD:1.1057.61201:http://cdn.digitaltext.vox.de/launchbar/index.html" calcext:value-type="string">
            <text:p>VOX HD:1.1057.61201:http://cdn.digitaltext.vox.de/launchbar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X Schweiz</text:p>
          </table:table-cell>
          <table:table-cell office:value-type="string" calcext:value-type="string">
            <text:p>1.1091.28820</text:p>
          </table:table-cell>
          <table:table-cell office:value-type="string" calcext:value-type="string">
            <text:p>http://cdn.digitaltext-ch.vox.de/launchbar/index.html</text:p>
          </table:table-cell>
          <table:table-cell table:formula="of:=CONCATENATE([.A95] ; &quot;:&quot; ;  [.B95] ; &quot;:&quot; ; [.C95])" office:value-type="string" office:string-value="VOX Schweiz:1.1091.28820:http://cdn.digitaltext-ch.vox.de/launchbar/index.html" calcext:value-type="string">
            <text:p>VOX Schweiz:1.1091.28820:http://cdn.digitaltext-ch.vox.de/launchbar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DR Aachen</text:p>
          </table:table-cell>
          <table:table-cell office:value-type="string" calcext:value-type="string">
            <text:p>1.1111.28534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96] ; &quot;:&quot; ;  [.B96] ; &quot;:&quot; ; [.C96])" office:value-type="string" office:string-value="WDR Aachen:1.1111.28534:http://itv.ard.de/ardstart/index.html" calcext:value-type="string">
            <text:p>WDR Aachen:1.1111.28534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R Dortmund</text:p>
          </table:table-cell>
          <table:table-cell office:value-type="string" calcext:value-type="string">
            <text:p>1.1201.28307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97] ; &quot;:&quot; ;  [.B97] ; &quot;:&quot; ; [.C97])" office:value-type="string" office:string-value="WDR Dortmund:1.1201.28307:http://itv.ard.de/ardstart/index.html" calcext:value-type="string">
            <text:p>WDR Dortmund:1.1201.28307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R Duisburg</text:p>
          </table:table-cell>
          <table:table-cell office:value-type="string" calcext:value-type="string">
            <text:p>1.1111.28537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98] ; &quot;:&quot; ;  [.B98] ; &quot;:&quot; ; [.C98])" office:value-type="string" office:string-value="WDR Duisburg:1.1111.28537:http://itv.ard.de/ardstart/index.html" calcext:value-type="string">
            <text:p>WDR Duisburg:1.1111.28537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R Düsseldorf</text:p>
          </table:table-cell>
          <table:table-cell office:value-type="string" calcext:value-type="string">
            <text:p>1.1201.28308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99] ; &quot;:&quot; ;  [.B99] ; &quot;:&quot; ; [.C99])" office:value-type="string" office:string-value="WDR Düsseldorf:1.1201.28308:http://itv.ard.de/ardstart/index.html" calcext:value-type="string">
            <text:p>WDR Düsseldorf:1.1201.28308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R HD Aachen</text:p>
          </table:table-cell>
          <table:table-cell office:value-type="string" calcext:value-type="string">
            <text:p>1.1111.28544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00] ; &quot;:&quot; ;  [.B100] ; &quot;:&quot; ; [.C100])" office:value-type="string" office:string-value="WDR HD Aachen:1.1111.28544:http://itv.ard.de/ardstart/index.html" calcext:value-type="string">
            <text:p>WDR HD Aachen:1.1111.28544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R HD Bielefeld</text:p>
          </table:table-cell>
          <table:table-cell office:value-type="string" calcext:value-type="string">
            <text:p>1.1201.28326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01] ; &quot;:&quot; ;  [.B101] ; &quot;:&quot; ; [.C101])" office:value-type="string" office:string-value="WDR HD Bielefeld:1.1201.28326:http://itv.ard.de/ardstart/index.html" calcext:value-type="string">
            <text:p>WDR HD Bielefeld:1.1201.28326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R HD Bonn</text:p>
          </table:table-cell>
          <table:table-cell office:value-type="string" calcext:value-type="string">
            <text:p>1.1111.28546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02] ; &quot;:&quot; ;  [.B102] ; &quot;:&quot; ; [.C102])" office:value-type="string" office:string-value="WDR HD Bonn:1.1111.28546:http://itv.ard.de/ardstart/index.html" calcext:value-type="string">
            <text:p>WDR HD Bonn:1.1111.28546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R HD Dortmund</text:p>
          </table:table-cell>
          <table:table-cell office:value-type="string" calcext:value-type="string">
            <text:p>1.1201.28327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03] ; &quot;:&quot; ;  [.B103] ; &quot;:&quot; ; [.C103])" office:value-type="string" office:string-value="WDR HD Dortmund:1.1201.28327:http://itv.ard.de/ardstart/index.html" calcext:value-type="string">
            <text:p>WDR HD Dortmund:1.1201.28327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R HD Duisburg</text:p>
          </table:table-cell>
          <table:table-cell office:value-type="string" calcext:value-type="string">
            <text:p>1.1111.28547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04] ; &quot;:&quot; ;  [.B104] ; &quot;:&quot; ; [.C104])" office:value-type="string" office:string-value="WDR HD Duisburg:1.1111.28547:http://itv.ard.de/ardstart/index.html" calcext:value-type="string">
            <text:p>WDR HD Duisburg:1.1111.28547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R HD Düsseldorf</text:p>
          </table:table-cell>
          <table:table-cell office:value-type="string" calcext:value-type="string">
            <text:p>1.1201.28328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05] ; &quot;:&quot; ;  [.B105] ; &quot;:&quot; ; [.C105])" office:value-type="string" office:string-value="WDR HD Düsseldorf:1.1201.28328:http://itv.ard.de/ardstart/index.html" calcext:value-type="string">
            <text:p>WDR HD Düsseldorf:1.1201.28328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R HD Essen</text:p>
          </table:table-cell>
          <table:table-cell office:value-type="string" calcext:value-type="string">
            <text:p>1.1201.28329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06] ; &quot;:&quot; ;  [.B106] ; &quot;:&quot; ; [.C106])" office:value-type="string" office:string-value="WDR HD Essen:1.1201.28329:http://itv.ard.de/ardstart/index.html" calcext:value-type="string">
            <text:p>WDR HD Essen:1.1201.28329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R HD Köln</text:p>
          </table:table-cell>
          <table:table-cell office:value-type="string" calcext:value-type="string">
            <text:p>1.1201.28325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07] ; &quot;:&quot; ;  [.B107] ; &quot;:&quot; ; [.C107])" office:value-type="string" office:string-value="WDR HD Köln:1.1201.28325:http://itv.ard.de/ardstart/index.html" calcext:value-type="string">
            <text:p>WDR HD Köln:1.1201.28325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R HD Siegen</text:p>
          </table:table-cell>
          <table:table-cell office:value-type="string" calcext:value-type="string">
            <text:p>1.1201.28331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08] ; &quot;:&quot; ;  [.B108] ; &quot;:&quot; ; [.C108])" office:value-type="string" office:string-value="WDR HD Siegen:1.1201.28331:http://itv.ard.de/ardstart/index.html" calcext:value-type="string">
            <text:p>WDR HD Siegen:1.1201.28331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R HD Wuppertal</text:p>
          </table:table-cell>
          <table:table-cell office:value-type="string" calcext:value-type="string">
            <text:p>1.1111.28545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09] ; &quot;:&quot; ;  [.B109] ; &quot;:&quot; ; [.C109])" office:value-type="string" office:string-value="WDR HD Wuppertal:1.1111.28545:http://itv.ard.de/ardstart/index.html" calcext:value-type="string">
            <text:p>WDR HD Wuppertal:1.1111.28545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DR Köln</text:p>
          </table:table-cell>
          <table:table-cell office:value-type="string" calcext:value-type="string">
            <text:p>1.1101.28111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10] ; &quot;:&quot; ;  [.B110] ; &quot;:&quot; ; [.C110])" office:value-type="string" office:string-value="WDR Köln:1.1101.28111:http://itv.ard.de/ardstart/index.html" calcext:value-type="string">
            <text:p>WDR Köln:1.1101.28111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DR Siegen</text:p>
          </table:table-cell>
          <table:table-cell office:value-type="string" calcext:value-type="string">
            <text:p>1.1201.28311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11] ; &quot;:&quot; ;  [.B111] ; &quot;:&quot; ; [.C111])" office:value-type="string" office:string-value="WDR Siegen:1.1201.28311:http://itv.ard.de/ardstart/index.html" calcext:value-type="string">
            <text:p>WDR Siegen:1.1201.28311:http://itv.ard.de/ardstart/index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R Wuppertal</text:p>
          </table:table-cell>
          <table:table-cell office:value-type="string" calcext:value-type="string">
            <text:p>1.1111.28535</text:p>
          </table:table-cell>
          <table:table-cell office:value-type="string" calcext:value-type="string">
            <text:p>http://itv.ard.de/ardstart/index.html</text:p>
          </table:table-cell>
          <table:table-cell table:formula="of:=CONCATENATE([.A112] ; &quot;:&quot; ;  [.B112] ; &quot;:&quot; ; [.C112])" office:value-type="string" office:string-value="WDR Wuppertal:1.1111.28535:http://itv.ard.de/ardstart/index.html" calcext:value-type="string">
            <text:p>WDR Wuppertal:1.1111.28535:http://itv.ard.de/ardstart/index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DF</text:p>
          </table:table-cell>
          <table:table-cell office:value-type="string" calcext:value-type="string">
            <text:p>1.1079.28006</text:p>
          </table:table-cell>
          <table:table-cell office:value-type="string" calcext:value-type="string">
            <text:p>http://hbbtv.zdf.de/zdfstart/index.php</text:p>
          </table:table-cell>
          <table:table-cell table:formula="of:=CONCATENATE([.A113] ; &quot;:&quot; ;  [.B113] ; &quot;:&quot; ; [.C113])" office:value-type="string" office:string-value="ZDF:1.1079.28006:http://hbbtv.zdf.de/zdfstart/index.php" calcext:value-type="string">
            <text:p>ZDF:1.1079.28006:http://hbbtv.zdf.de/zdfstart/index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DF HD</text:p>
          </table:table-cell>
          <table:table-cell office:value-type="string" calcext:value-type="string">
            <text:p>1.1011.11110</text:p>
          </table:table-cell>
          <table:table-cell office:value-type="string" calcext:value-type="string">
            <text:p>http://hbbtv.zdf.de/zdfstart/index.php</text:p>
          </table:table-cell>
          <table:table-cell table:formula="of:=CONCATENATE([.A114] ; &quot;:&quot; ;  [.B114] ; &quot;:&quot; ; [.C114])" office:value-type="string" office:string-value="ZDF HD:1.1011.11110:http://hbbtv.zdf.de/zdfstart/index.php" calcext:value-type="string">
            <text:p>ZDF HD:1.1011.11110:http://hbbtv.zdf.de/zdfstart/index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DFinfokanal</text:p>
          </table:table-cell>
          <table:table-cell office:value-type="string" calcext:value-type="string">
            <text:p>1.1079.28011</text:p>
          </table:table-cell>
          <table:table-cell office:value-type="string" calcext:value-type="string">
            <text:p>http://hbbtv.zdf.de/zdfstart/index.php</text:p>
          </table:table-cell>
          <table:table-cell table:formula="of:=CONCATENATE([.A115] ; &quot;:&quot; ;  [.B115] ; &quot;:&quot; ; [.C115])" office:value-type="string" office:string-value="ZDFinfokanal:1.1079.28011:http://hbbtv.zdf.de/zdfstart/index.php" calcext:value-type="string">
            <text:p>ZDFinfokanal:1.1079.28011:http://hbbtv.zdf.de/zdfstart/index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ZDFinfokanal HD</text:p>
          </table:table-cell>
          <table:table-cell office:value-type="string" calcext:value-type="string">
            <text:p>1.1010.11170</text:p>
          </table:table-cell>
          <table:table-cell office:value-type="string" calcext:value-type="string">
            <text:p>http://hbbtv.zdf.de/zdfstart/index.php</text:p>
          </table:table-cell>
          <table:table-cell table:formula="of:=CONCATENATE([.A116] ; &quot;:&quot; ;  [.B116] ; &quot;:&quot; ; [.C116])" office:value-type="string" office:string-value="ZDFinfokanal HD:1.1010.11170:http://hbbtv.zdf.de/zdfstart/index.php" calcext:value-type="string">
            <text:p>ZDFinfokanal HD:1.1010.11170:http://hbbtv.zdf.de/zdfstart/index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DF.kultur</text:p>
          </table:table-cell>
          <table:table-cell office:value-type="string" calcext:value-type="string">
            <text:p>1.1079.28016</text:p>
          </table:table-cell>
          <table:table-cell office:value-type="string" calcext:value-type="string">
            <text:p>http://hbbtv.zdf.de/zdfstart/index.php</text:p>
          </table:table-cell>
          <table:table-cell table:formula="of:=CONCATENATE([.A117] ; &quot;:&quot; ;  [.B117] ; &quot;:&quot; ; [.C117])" office:value-type="string" office:string-value="ZDF.kultur:1.1079.28016:http://hbbtv.zdf.de/zdfstart/index.php" calcext:value-type="string">
            <text:p>ZDF.kultur:1.1079.28016:http://hbbtv.zdf.de/zdfstart/index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ZDF.kultur HD</text:p>
          </table:table-cell>
          <table:table-cell office:value-type="string" calcext:value-type="string">
            <text:p>1.1011.11140</text:p>
          </table:table-cell>
          <table:table-cell office:value-type="string" calcext:value-type="string">
            <text:p>http://hbbtv.zdf.de/zdfstart/index.php</text:p>
          </table:table-cell>
          <table:table-cell table:formula="of:=CONCATENATE([.A118] ; &quot;:&quot; ;  [.B118] ; &quot;:&quot; ; [.C118])" office:value-type="string" office:string-value="ZDF.kultur HD:1.1011.11140:http://hbbtv.zdf.de/zdfstart/index.php" calcext:value-type="string">
            <text:p>ZDF.kultur HD:1.1011.11140:http://hbbtv.zdf.de/zdfstart/index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DF Neo</text:p>
          </table:table-cell>
          <table:table-cell office:value-type="string" calcext:value-type="string">
            <text:p>1.1079.28014</text:p>
          </table:table-cell>
          <table:table-cell office:value-type="string" calcext:value-type="string">
            <text:p>http://hbbtv.zdf.de/zdfstart/index.php</text:p>
          </table:table-cell>
          <table:table-cell table:formula="of:=CONCATENATE([.A119] ; &quot;:&quot; ;  [.B119] ; &quot;:&quot; ; [.C119])" office:value-type="string" office:string-value="ZDF Neo:1.1079.28014:http://hbbtv.zdf.de/zdfstart/index.php" calcext:value-type="string">
            <text:p>ZDF Neo:1.1079.28014:http://hbbtv.zdf.de/zdfstart/index.ph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DF Neo HD</text:p>
          </table:table-cell>
          <table:table-cell office:value-type="string" calcext:value-type="string">
            <text:p>1.1011.11130</text:p>
          </table:table-cell>
          <table:table-cell office:value-type="string" calcext:value-type="string">
            <text:p>http://hbbtv.zdf.de/zdfstart/index.php</text:p>
          </table:table-cell>
          <table:table-cell table:formula="of:=CONCATENATE([.A120] ; &quot;:&quot; ;  [.B120] ; &quot;:&quot; ; [.C120])" office:value-type="string" office:string-value="ZDF Neo HD:1.1011.11130:http://hbbtv.zdf.de/zdfstart/index.php" calcext:value-type="string">
            <text:p>ZDF Neo HD:1.1011.11130:http://hbbtv.zdf.de/zdfstart/index.php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8T21:40:43.105161339</meta:creation-date>
    <dc:date>2020-08-08T22:11:29.177565468</dc:date>
    <meta:editing-duration>PT20M36S</meta:editing-duration>
    <meta:editing-cycles>1</meta:editing-cycles>
    <meta:document-statistic meta:table-count="1" meta:cell-count="479" meta:object-count="0"/>
    <meta:generator>LibreOffice/6.1.5.2$Linux_X86_64 LibreOffice_project/10$Build-2</meta:generator>
  </office:meta>
</office:document-meta>
</file>